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Heading_20_3">
      <style:text-properties officeooo:rsid="000664b0" officeooo:paragraph-rsid="000664b0"/>
    </style:style>
    <style:style style:name="P3" style:family="paragraph" style:parent-style-name="Heading_20_3">
      <style:text-properties officeooo:rsid="001430e8" officeooo:paragraph-rsid="001430e8"/>
    </style:style>
    <style:style style:name="P4" style:family="paragraph" style:parent-style-name="Text_20_body">
      <style:paragraph-properties fo:line-height="115%"/>
      <style:text-properties officeooo:paragraph-rsid="0014c140"/>
    </style:style>
    <style:style style:name="P5" style:family="paragraph" style:parent-style-name="Text_20_body">
      <style:text-properties officeooo:rsid="000664b0" officeooo:paragraph-rsid="000664b0"/>
    </style:style>
    <style:style style:name="P6" style:family="paragraph" style:parent-style-name="Text_20_body">
      <style:text-properties officeooo:rsid="000a5a95" officeooo:paragraph-rsid="000a5a95"/>
    </style:style>
    <style:style style:name="P7" style:family="paragraph" style:parent-style-name="Text_20_body">
      <style:text-properties officeooo:rsid="000d62e8" officeooo:paragraph-rsid="000d62e8"/>
    </style:style>
    <style:style style:name="P8" style:family="paragraph" style:parent-style-name="Text_20_body">
      <style:text-properties officeooo:rsid="000ee43d" officeooo:paragraph-rsid="000ee43d"/>
    </style:style>
    <style:style style:name="P9" style:family="paragraph" style:parent-style-name="Text_20_body">
      <style:text-properties officeooo:paragraph-rsid="0010ccfb"/>
    </style:style>
    <style:style style:name="P10" style:family="paragraph" style:parent-style-name="Text_20_body">
      <style:text-properties officeooo:rsid="00119c87" officeooo:paragraph-rsid="00119c87"/>
    </style:style>
    <style:style style:name="P11" style:family="paragraph" style:parent-style-name="Text_20_body">
      <style:text-properties officeooo:paragraph-rsid="00119c87"/>
    </style:style>
    <style:style style:name="P12" style:family="paragraph" style:parent-style-name="Text_20_body">
      <style:text-properties officeooo:rsid="0012095a" officeooo:paragraph-rsid="0012095a"/>
    </style:style>
    <style:style style:name="P13" style:family="paragraph" style:parent-style-name="Text_20_body">
      <style:text-properties officeooo:rsid="0013622a" officeooo:paragraph-rsid="0013622a"/>
    </style:style>
    <style:style style:name="P14" style:family="paragraph" style:parent-style-name="Text_20_body">
      <style:text-properties officeooo:rsid="001430e8" officeooo:paragraph-rsid="001430e8"/>
    </style:style>
    <style:style style:name="P15" style:family="paragraph" style:parent-style-name="Text_20_body">
      <style:text-properties officeooo:rsid="0014c140" officeooo:paragraph-rsid="0014c140"/>
    </style:style>
    <style:style style:name="P16" style:family="paragraph" style:parent-style-name="Text_20_body">
      <style:text-properties officeooo:paragraph-rsid="0014c140"/>
    </style:style>
    <style:style style:name="P17" style:family="paragraph" style:parent-style-name="Text_20_body">
      <style:text-properties officeooo:rsid="0018267f" officeooo:paragraph-rsid="0018267f"/>
    </style:style>
    <style:style style:name="T1" style:family="text">
      <style:text-properties fo:font-style="italic" style:font-style-asian="italic" style:font-style-complex="italic"/>
    </style:style>
    <style:style style:name="T2" style:family="text">
      <style:text-properties style:text-position="sub 67%" fo:font-style="italic" style:font-style-asian="italic" style:font-style-complex="italic"/>
    </style:style>
    <style:style style:name="T3" style:family="text">
      <style:text-properties officeooo:rsid="000664b0"/>
    </style:style>
    <style:style style:name="T4" style:family="text">
      <style:text-properties officeooo:rsid="0007ec93"/>
    </style:style>
    <style:style style:name="T5" style:family="text">
      <style:text-properties officeooo:rsid="000a5a95"/>
    </style:style>
    <style:style style:name="T6" style:family="text">
      <style:text-properties officeooo:rsid="000bfad5"/>
    </style:style>
    <style:style style:name="T7" style:family="text">
      <style:text-properties officeooo:rsid="000ee43d"/>
    </style:style>
    <style:style style:name="T8" style:family="text">
      <style:text-properties officeooo:rsid="0010ccfb"/>
    </style:style>
    <style:style style:name="T9" style:family="text">
      <style:text-properties officeooo:rsid="00119c87"/>
    </style:style>
    <style:style style:name="T10" style:family="text">
      <style:text-properties officeooo:rsid="0013622a"/>
    </style:style>
    <style:style style:name="T11" style:family="text">
      <style:text-properties officeooo:rsid="001430e8"/>
    </style:style>
    <style:style style:name="T12" style:family="text">
      <style:text-properties officeooo:rsid="0014c140"/>
    </style:style>
    <style:style style:name="T13" style:family="text">
      <style:text-properties officeooo:rsid="0014e558"/>
    </style:style>
    <style:style style:name="T14" style:family="text">
      <style:text-properties officeooo:rsid="0016a981"/>
    </style:style>
    <style:style style:name="T15" style:family="text">
      <style:text-properties officeooo:rsid="0018267f"/>
    </style:style>
    <text:list-style style:name="L1">
      <text:list-level-style-bullet text:level="1" text:style-name="WW_5f_CharLFO1LVL1" text:bullet-char="-">
        <style:list-level-properties text:space-before="0.635cm" text:min-label-width="0.635cm"/>
        <style:text-properties style:font-name="Liberation Serif"/>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ject Specification</text:h>
      <text:p text:style-name="Text_20_body">In order to have a useful comparison of potential implementations, it is necessary to have a clear definition of the problem at hand. Specifically, we need to define the search space.</text:p>
      <text:p text:style-name="Text_20_body">This starts with defining the state of the environment at any given moment in time. The most important state variables are the locations of each card in the deck, with a card being either in one of the player's hands or out of play. We can represent each card as a variable with a value representing one of the four locations. Going forward we will refer to the collective state of all cards as the "deck state". The deck state has (MATHS???) possible values.</text:p>
      <text:p text:style-name="Text_20_body">The problem is complicated by the fact that during play we only know the locations of a subset of the cards. We know the state of the 16 cards dealt to us, plus the <text:span text:style-name="Default_20_Paragraph_20_Font"><text:span text:style-name="T1">t </text:span></text:span>* 2 + <text:span text:style-name="Default_20_Paragraph_20_Font"><text:span text:style-name="T1">p</text:span></text:span> cards so far played by the opponents (with <text:span text:style-name="Default_20_Paragraph_20_Font"><text:span text:style-name="T1">t</text:span></text:span> being the number of completed tricks and <text:span text:style-name="Default_20_Paragraph_20_Font"><text:span text:style-name="T1">p</text:span></text:span> being our position in the play order). If we are the leader (i.e. <text:span text:style-name="Default_20_Paragraph_20_Font"><text:span text:style-name="T1">p</text:span></text:span> = 0) we also know the 4 cards discarded at the start of the game. Lastly, if an opponent plays a card from a different suit to the lead we know that they can't have any cards from the lead suit.</text:p>
      <text:p text:style-name="Text_20_body">With these rules governing how much of the state is known, we can express the unknown portion with random variables. Each card could be represented with a probability distribution over its potential location, or each location could be represented with a probability distribution over its potential card make-up. The latter makes more sense as we are only interested in the potential cards our opponents have, and it will be easier to locate this information without trawling through the entire deck state.</text:p>
      <text:p text:style-name="Text_20_body">MATHS: How big is the search space now?</text:p>
      <text:p text:style-name="Text_20_body">From the agent's perspective, state transitions where an opponent plays a card will be non-deterministic. The chance of an opponent playing a given card will be the probability of them possessing it multiplied by the probability of them choosing to play it. The chance of them choosing an illegal move is 0, but the probability distribution among legal choices is less obvious and will be discussed <text:span text:style-name="T14">separately</text:span> later<text:span text:style-name="T12"> (referred to as the opponent behaviour model)</text:span>.</text:p>
      <text:p text:style-name="Text_20_body">Score will be the main factor in calculating a state's utility. The obvious way to represent a three way score is with a vector containing the running tally of each player score, i.e. (<text:span text:style-name="Default_20_Paragraph_20_Font"><text:span text:style-name="T1">w</text:span></text:span><text:span text:style-name="Default_20_Paragraph_20_Font"><text:span text:style-name="T2">0</text:span></text:span>-8, <text:span text:style-name="Default_20_Paragraph_20_Font"><text:span text:style-name="T1">w</text:span></text:span><text:span text:style-name="Default_20_Paragraph_20_Font"><text:span text:style-name="T2">1</text:span></text:span>-4, <text:span text:style-name="Default_20_Paragraph_20_Font"><text:span text:style-name="T1">w</text:span></text:span><text:span text:style-name="Default_20_Paragraph_20_Font"><text:span text:style-name="T2">2</text:span></text:span>-4) where <text:span text:style-name="Default_20_Paragraph_20_Font"><text:span text:style-name="T1">w</text:span></text:span><text:span text:style-name="Default_20_Paragraph_20_Font"><text:span text:style-name="T2">n</text:span></text:span> is the number of tricks won by player <text:span text:style-name="Default_20_Paragraph_20_Font"><text:span text:style-name="T1">n</text:span></text:span>. The agent can then subtract the highest opponent's score from its own to measure the state's utility.</text:p>
      <text:p text:style-name="P15">An alternative implementation is to encode point scoring into the transition model as rewards for actions. Score is not dictated by deck <text:span text:style-name="T14">state</text:span> but by the transition from one state to another<text:span text:style-name="T14"> (i.e. who played what cards)</text:span>. By incorporating scores into the transition model, we eliminate states with the same deck state but different scores<text:span text:style-name="T13">.</text:span></text:p>
      <text:p text:style-name="Text_20_body">MATHS: <text:span text:style-name="T13">N</text:span>ew search space size.</text:p>
      <text:p text:style-name="P4"><text:span text:style-name="T12">EXPAND: Time limit and performance caps. </text:span>Comment on how the remaining space shrinks drastically as cards are played.</text:p>
      <text:h text:style-name="Heading_20_1" text:outline-level="1"><text:soft-page-break/>Algorithm Research</text:h>
      <text:h text:style-name="Heading_20_2" text:outline-level="2"><text:span text:style-name="T3">Greedy Model-Based</text:span> <text:span text:style-name="T3">Reflex</text:span></text:h>
      <text:p text:style-name="Text_20_body">Greedy algorithms<text:span text:style-name="T3"> make the optimal decision for the current moment, with no knowledge of or regard for future decisions. Their simplicity means they are often fast to run and easy to write, but also limits their usefulness. Failing to consider the future is often not conducive to complex scenarios such as strategy games.</text:span></text:p>
      <text:p text:style-name="P6">A model-based reflex agent gathers what information it can from its environment and uses its model to make inferences about what it sees and update its internal state accordingly. It then refers<text:span text:style-name="T6"> to its condition-action rules and applies the action corresponding to its current internal state. Performance is dependent on the complexity of the model and updating the internal state, as the rest of the decision process is pre-calculated.</text:span></text:p>
      <text:h text:style-name="P2" text:outline-level="3">Project Implementation</text:h>
      <text:p text:style-name="P5">With our defined model of the environment, it is relatively easy for the agent to predict the optimal card for winning the current trick. However the approach varies depending on its position in the play order.</text:p>
      <text:p text:style-name="P5">The simplest scenario is when the agent is the last to have its turn. With the opponent's cards on the table, the agent can be certain which of its cards can win the trick. In this scenario<text:span text:style-name="T5"> it can select the lowest value winning card (saving higher value ones for later), or if winning is impossible take the opportunity to dispose of a low value card. Picking the disposed card is less obvious, with options including the lowest number value or from the suit we hold the most of.</text:span></text:p>
      <text:p text:style-name="P7">When playing as the leader, the agent has the least information but also the greatest degree of choice. <text:span text:style-name="T7">The greedy philosophy suggests playing the safest (i.e. highest value) card. In some situations we might be certain that the opponents hold no cards capable of beating one of ours (helped by the fact that leader knows which cards were discarded and therefore exactly which cards are in play), in which case the agent can safely choose that card.</text:span></text:p>
      <text:p text:style-name="P8">The second player has arguably the hardest choice, facing both uncertainty and being forced to follow the lead card's suit. If winning is a possibility it can apply the same logic as the leader, otherwise it can discard a card similarly to the third player.</text:p>
      <text:p text:style-name="P8">This approach is unlikely to succeed over more nuanced algorithms, but it provides a good starting point for predicting opponent behaviour. Additionally, each of the decision rules can be relaxed for use when we are less certain of the opponents cards, providing the opportunity for refinement with a learning algorithm.</text:p>
      <text:h text:style-name="Heading_20_2" text:outline-level="2">ExpectiMax Search</text:h>
      <text:p text:style-name="Text_20_body">EM is a variation of the MiniMax concept where some moves are governed by chance rather than player logic. EM incorporates chance by treating it as another player (sometimes labelled "nature"). <text:soft-page-break/>Whenever chance rather than logic determines the potential outcomes (i.e. a "move by nature"), the tree branches into those potential outcomes as normal.</text:p>
      <text:p text:style-name="Text_20_body">Evaluating a chance node is done not by choosing the value of a child node, but instead averaging the values of all children weighted by their probability of occurring. This leads to chance nodes taking the expected (hence the algorithm's name) value of all their descendent leaf nodes.</text:p>
      <text:p text:style-name="Text_20_body">An important thing to note is that alpha-beta pruning can't be applied to chance nodes, impacting performance.</text:p>
      <text:h text:style-name="Heading_20_3" text:outline-level="3">Project Implementation</text:h>
      <text:p text:style-name="Text_20_body">The "random" events in our model are the opponents playing one of their cards. This implies that opponent moves actually become chance nodes on an EM tree, while our moves follow the same logic as max nodes in a MiniMax search.</text:p>
      <text:p text:style-name="Text_20_body">Given that chance nodes would outnumber max nodes 2:1, this implementation relies heavily on accurately <text:span text:style-name="T14">setting the opponent behaviour model (as will most others that we consider).</text:span></text:p>
      <text:p text:style-name="Text_20_body">Assumption issues aside, ExpectiMax also faces considerable performance hurdles.</text:p>
      <text:p text:style-name="Text_20_body">MATHS: Branching factors at different levels, maximum viable search depth. Mapping the space as a tree removes transition model and its potential advantages.</text:p>
      <text:p text:style-name="Text_20_body">Although the ExpectiMax algorithm has too many drawbacks to seem a viable option, the player-versus-nature structure it revolves around is an informative method for arranging non-deterministic transitions and may prove useful in combination with another algorithm.</text:p>
      <text:h text:style-name="Heading_20_2" text:outline-level="2">Monte Carlo<text:span text:style-name="T14"> Tree Search</text:span></text:h>
      <text:p text:style-name="P10">The Monte Carlo method is a technique for approximating deterministic output when the input is known only as a probability distribution. It generates many samples of possible inputs using the distribution, then runs a deterministic simulation on each sample and returns the expected result across all samples.</text:p>
      <text:p text:style-name="P11"><text:span text:style-name="T9">Monte Carlo Tree Search is an application of this method to game trees. Rather than exhaustively search the tree it randomly samples paths down to the bottom, sampling from each of the available child nodes. The child that produced the best win rate is then chosen as the move to make.</text:span></text:p>
      <text:p text:style-name="P12">The path taken by each sample is not entirely random. Each node maintains a record of how many wins<text:span text:style-name="T14"> and losses </text:span>it has lead to, and after each sample the node records on that path are incremented<text:span text:style-name="T14"> with the result</text:span>. Successive samples use the <text:span text:style-name="T10">win rate to weight their "random" selection, weighting the search towards the most promising areas of the search space over time.</text:span></text:p>
      <text:p text:style-name="P13">A function called the UCT ("Upper Confidence Bound 1 applied to trees") can be used to fine tune the degree to which win rate <text:span text:style-name="T11">guides the search. If wins have too much influence, the search may narrow too quickly and miss the optimal choice.</text:span></text:p>
      <text:p text:style-name="P14"><text:soft-page-break/>MCTS provides a great performance boost over ExpectiMax as it prunes the tree more intelligently. It also has the advantage of being anytime: the sampling process can be stopped at any point and the current results used.</text:p>
      <text:h text:style-name="P3" text:outline-level="3">Project Implementation</text:h>
      <text:p text:style-name="P14">MCTS would apply well to the previously discussed ExpectiMax tree. The <text:span text:style-name="T15">win rate</text:span> method would weight sample direction at max nodes, while our transition model would weight it at chance nodes.</text:p>
      <text:p text:style-name="P16"><text:span text:style-name="T12">The performance improvements are likely to make MCTS viable where ExpectiMax wasn't. That being said, the problem of modelling opponent moves is unchanged and the derivation of a useful UCT function is a new problem to solve. A standard template for UCT exists, and a tuning for our purposes may be found along with an opponent behaviour model through machine learning.</text:span></text:p>
      <text:h text:style-name="Heading_20_2" text:outline-level="2">Markov Decision Process</text:h>
      <text:p text:style-name="Text_20_body">A Markov Decision Process (discussed in this unit's lectures) models a scenario where the agent's choices have a random chance of causing one of several potential state transitions, each of which carries a certain reward or cost. The set of transitions is defined as {state, action, {probability, destination, reward}}. This model usually allows multiple transitions into each state, forming a path problem as opposed to the search problem associated with tree-like spaces (it's not the destination but the road, man).</text:p>
      <text:p text:style-name="Text_20_body">Dynamic<text:span text:style-name="T15"> or linear</text:span> programming can be applied to this model to derive an optimal policy, i.e. a plan of the best decision to make in every state the agent may find itself in<text:span text:style-name="T15"> (i.e. reflex rules)</text:span>. At runtime the agent then simply needs to observe the state it is in and apply the corresponding policy action.</text:p>
      <text:p text:style-name="Text_20_body">A variant of this model is the Partially Observable MDP, applicable to partially observable environments. Because the agent cannot know exactly what state it is in, it instead maintains a "belief state" that takes the form of a probability distribution over what the current state might be. <text:span text:style-name="T15">Each action triggers an observation for the agent, allowing it to update its belief state</text:span>.</text:p>
      <text:p text:style-name="Text_20_body">Finding a policy for a POMDP involves mapping the potential belief states (the "belief space") rather than the actual state space. The reward for being in a belief state is unknown, so must be represented as the expected reward of the actual states corresponding to that belief.</text:p>
      <text:p text:style-name="P5">One of the interesting facets of a POMDP is that information gathering can have utility in and of itself. If an action is likely to make the belief state more certain<text:span text:style-name="T4">,</text:span> the expected reward for that action will often be higher even if the<text:span text:style-name="T4">re is no immediate tangible benefit.</text:span></text:p>
      <text:p text:style-name="Text_20_body">The transition model for a belief space revolves around potential observations rather than potential destination states. Each action available in a belief state may result in one of several observations, each leading to a new belief state once the belief is updated with the observation. In this sense the transitions are defined as {belief, action, {probability, observation, next belief,<text:span text:style-name="T15"> expected</text:span> reward}}.</text:p>
      <text:h text:style-name="Heading_20_3" text:outline-level="3"><text:soft-page-break/>Project Implementation</text:h>
      <text:p text:style-name="Text_20_body"><text:span text:style-name="T15">Our model</text:span> can be formulated as an MDP by removing states where an opponent has their turn from the search space. Instead the agent would only consider its own turns, with the opponents choices reflected in transitions. The two opponent moves (and their chances of occurring) would be contracted into a single transition, with the probability of that transition being the probability of the opponents making those two moves in sequence.</text:p>
      <text:p text:style-name="Text_20_body">This model is only semantically different from a POMDP, in which the belief state would be a probability distribution over the entire deck state as opposed to the beliefs about separate cards defining the state. Observations would be the cards played by the opponents and the winner of the trick.</text:p>
      <text:p text:style-name="Text_20_body">In either case the transition carries the entire reward with no contribution from the<text:span text:style-name="T15"> destination</text:span> state, allowing all rewards to be certain even in a POMDP. Furthermore the equivalency of these state and belief definitions means an MDP and POMDP would possess identically sized search spaces, making our selection of model a simple matter of preference.</text:p>
      <text:p text:style-name="P17">Again, the opponent behaviour model is a key factor in the reliability of either MDP model.</text:p>
      <text:p text:style-name="P9"><text:span text:style-name="T8">Directly solving for an optimal policy requires multiple iterations through the entire search space (not to mention storing decisions for every individual state), making it untenable for our purposes. This might be abated by partitioning similar states together, however this brings us rather close to the reflex model-based agent we started with and begs the question of whether that would be an easier framework to view the problem through.</text:span></text:p>
      <text:h text:style-name="Heading_20_2" text:outline-level="2">Reinforcement Learning</text:h>
      <text:p text:style-name="List_20_Contents">A learning approach could be used to formulate a policy for the above POMDP.</text:p>
      <text:p text:style-name="List_20_Contents">This would involve repeated sampling of potential policies followed by attempting to improve based on feedbac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ormal" style:family="paragraph">
      <style:paragraph-properties fo:hyphenation-ladder-count="no-limit"/>
      <style:text-properties fo:hyphenate="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Numbering_20_Symbols" style:display-name="Numbering Symbols" style:family="text"/>
    <style:style style:name="WW_5f_CharLFO1LVL1" style:display-name="WW_CharLFO1LVL1" style:family="text">
      <style:text-properties style:font-name="Liberation Serif" fo:font-family="'Liberation Serif'"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_64 LibreOffice_project/6cd4f1ef626f15116896b1d8e1398b56da0d0ee1</meta:generator>
    <meta:initial-creator>Martin</meta:initial-creator>
    <meta:creation-date>2017-10-12T01:34:00Z</meta:creation-date>
    <dc:date>2017-10-15T14:06:15.549000000</dc:date>
    <meta:editing-cycles>14</meta:editing-cycles>
    <meta:editing-duration>PT6H34M12S</meta:editing-duration>
    <meta:document-statistic meta:table-count="0" meta:image-count="0" meta:object-count="0" meta:page-count="5" meta:paragraph-count="56" meta:word-count="2215" meta:character-count="13319" meta:non-whitespace-character-count="11160"/>
    <meta:template xlink:type="simple" xlink:actuate="onRequest" xlink:title="" xlink:href="Normal"/>
  </office:meta>
</office:document-meta>
</file>